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4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/>
        </table:table-row>
        <table:table-row table:style-name="ro3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)" office:value-type="float" office:value="61900" calcext:value-type="float">
            <text:p>619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G3])" office:value-type="float" office:value="36200" calcext:value-type="float">
            <text:p>362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25700" calcext:value-type="float">
            <text:p>257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2400" calcext:value-type="float">
            <text:p>2400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/>
          <table:table-cell office:value-type="float" office:value="38000" calcext:value-type="float">
            <text:p>38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/>
          <table:table-cell office:value-type="string" calcext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8"/>
          <table:table-cell table:style-name="ce29" office:value-type="float" office:value="6900" calcext:value-type="float">
            <text:p>6900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date" office:date-value="2016-11-04" calcext:value-type="date">
            <text:p>11/04/16</text:p>
          </table:table-cell>
          <table:table-cell table:number-columns-repeated="5"/>
          <table:table-cell table:style-name="ce15" table:formula="of:=SUM([.B31:.F31])" office:value-type="float" office:value="0" calcext:value-type="float">
            <text:p>0</text:p>
          </table:table-cell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-Arman</text:p>
          </table:table-cell>
          <table:table-cell/>
          <table:table-cell table:formula="of:=SUM([.B56];[.C56];[.F5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table:number-columns-repeated="2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table:number-columns-repeated="3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];[.F56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E56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E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C56];[.D56];[.F56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C56];[.D56];[.F56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C56];[.D56];[.F56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E56])"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];[.D56];[.E56];[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/>
          <table:table-cell table:formula="of:=[.B31]/19" office:value-type="float" office:value="0" calcext:value-type="float">
            <text:p>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19" office:value-type="float" office:value="0" calcext:value-type="float">
            <text:p>0</text:p>
          </table:table-cell>
          <table:table-cell table:formula="of:=[.E31]/17" office:value-type="float" office:value="0" calcext:value-type="float">
            <text:p>0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style-name="ce15" table:formula="of:=SUM([.H31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7:31:04.445263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9T17:47:13.388590875</dc:date>
    <meta:editing-duration>P6DT2H42S</meta:editing-duration>
    <meta:editing-cycles>2211</meta:editing-cycles>
    <meta:generator>LibreOffice/4.2.6.3$Linux_X86_64 LibreOffice_project/420m0$Build-3</meta:generator>
    <meta:document-statistic meta:table-count="13" meta:cell-count="5423" meta:object-count="0"/>
  </office:meta>
</office:document-meta>
</file>